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635cm" style:contextual-spacing="false" style:line-height-at-least="0.582cm" fo:orphans="2" fo:widows="2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</style:style>
    <style:style style:name="P3" style:family="paragraph" style:parent-style-name="Standard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margin-top="0cm" fo:margin-bottom="0.318cm" style:contextual-spacing="false" style:line-height-at-least="0.582cm" fo:text-indent="0cm" style:auto-text-indent="false" style:writing-mode="lr-tb"/>
    </style:style>
    <style:style style:name="P5" style:family="paragraph" style:parent-style-name="Standard">
      <style:paragraph-properties fo:margin-left="0cm" fo:margin-right="0cm" fo:margin-top="0cm" fo:margin-bottom="0.318cm" style:contextual-spacing="false" style:line-height-at-least="0.635cm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.318cm" style:contextual-spacing="false" style:line-height-at-least="0.635cm" fo:text-indent="0cm" style:auto-text-indent="false" style:writing-mode="lr-tb"/>
    </style:style>
    <style:style style:name="P7" style:family="paragraph" style:parent-style-name="Standard">
      <style:paragraph-properties fo:margin-left="0cm" fo:margin-right="0cm" fo:margin-top="0cm" fo:margin-bottom="0.318cm" style:contextual-spacing="false" style:line-height-at-least="0.635cm" fo:orphans="2" fo:widows="2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 style:writing-mode="lr-tb"/>
    </style:style>
    <style:style style:name="P9" style:family="paragraph" style:parent-style-name="Standard">
      <style:paragraph-properties fo:margin-left="0cm" fo:margin-right="0cm" fo:margin-top="0cm" fo:margin-bottom="0.247cm" style:contextual-spacing="false" fo:text-indent="0cm" style:auto-text-indent="false"/>
      <style:text-properties style:font-name="Google Sans" fo:background-color="#f0f2f5" loext:padding="0cm" loext:border="none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Google Sans" fo:background-color="#f0f2f5" loext:padding="0cm" loext:border="none"/>
    </style:style>
    <style:style style:name="P11" style:family="paragraph" style:parent-style-name="Standard">
      <style:paragraph-properties fo:margin-left="0cm" fo:margin-right="0cm" fo:margin-top="0cm" fo:margin-bottom="0.635cm" style:contextual-spacing="false" style:line-height-at-least="0.741cm" fo:text-indent="0cm" style:auto-text-indent="false" style:writing-mode="lr-tb"/>
      <style:text-properties fo:color="#0a0a0a" loext:opacity="100%" style:font-name="Google Sans" fo:font-size="15pt" fo:letter-spacing="normal" fo:font-weight="bold"/>
    </style:style>
    <style:style style:name="P12" style:family="paragraph" style:parent-style-name="Text_20_body">
      <style:paragraph-properties fo:margin-left="0cm" fo:margin-right="0cm" fo:margin-top="0cm" fo:margin-bottom="0.635cm" style:contextual-spacing="false" style:line-height-at-least="0.741cm" fo:text-indent="0cm" style:auto-text-indent="false" style:writing-mode="lr-tb"/>
      <style:text-properties fo:color="#0a0a0a" loext:opacity="100%" style:font-name="Google Sans" fo:font-size="15pt" fo:letter-spacing="normal" fo:font-weight="bold"/>
    </style:style>
    <style:style style:name="P13" style:family="paragraph" style:parent-style-name="Standard">
      <style:paragraph-properties fo:margin-left="0cm" fo:margin-right="0cm" fo:margin-top="0cm" fo:margin-bottom="0.318cm" style:contextual-spacing="false" style:line-height-at-least="0.635cm" fo:text-indent="0cm" style:auto-text-indent="false" style:writing-mode="lr-tb"/>
      <style:text-properties fo:color="#0a0a0a" loext:opacity="100%" style:font-name="Google Sans" fo:font-size="12pt" fo:letter-spacing="normal" fo:font-weight="normal"/>
    </style:style>
    <style:style style:name="P14" style:family="paragraph" style:parent-style-name="Text_20_body">
      <style:paragraph-properties fo:margin-left="0cm" fo:margin-right="0cm" fo:margin-top="0cm" fo:margin-bottom="0.318cm" style:contextual-spacing="false" style:line-height-at-least="0.635cm" fo:text-indent="0cm" style:auto-text-indent="false" style:writing-mode="lr-tb"/>
      <style:text-properties fo:color="#0a0a0a" loext:opacity="100%" style:font-name="Google Sans" fo:font-size="12pt" fo:letter-spacing="normal" fo:font-weight="normal"/>
    </style:style>
    <style:style style:name="P15" style:family="paragraph" style:parent-style-name="Text_20_body">
      <style:paragraph-properties fo:margin-left="0.212cm" fo:margin-right="0cm" fo:margin-top="0cm" fo:margin-bottom="0cm" style:contextual-spacing="false" fo:line-height="130%" fo:text-indent="0cm" style:auto-text-indent="false" fo:padding="0cm" fo:border="none" style:writing-mode="lr-tb"/>
      <style:text-properties fo:color="#0a0a0a" loext:opacity="100%" fo:font-size="10.5pt" fo:font-weight="normal" loext:padding="0cm" loext:border="none"/>
    </style:style>
    <style:style style:name="P16" style:family="paragraph" style:parent-style-name="Text_20_body">
      <style:paragraph-properties fo:margin-left="0cm" fo:margin-right="0.212cm" fo:margin-top="0cm" fo:margin-bottom="0cm" style:contextual-spacing="false" style:line-height-at-least="0.529cm" fo:text-indent="0cm" style:auto-text-indent="false" style:writing-mode="lr-tb"/>
      <style:text-properties fo:color="#0a0a0a" loext:opacity="100%" loext:padding="0cm" loext:border="none"/>
    </style:style>
    <style:style style:name="P17" style:family="paragraph" style:parent-style-name="Text_20_body">
      <style:paragraph-properties fo:margin-left="0cm" fo:margin-right="0cm" fo:margin-top="0cm" fo:margin-bottom="0.476cm" style:contextual-spacing="false" fo:text-indent="0cm" style:auto-text-indent="false" style:writing-mode="lr-tb"/>
    </style:style>
    <style:style style:name="P18" style:family="paragraph" style:parent-style-name="Text_20_body">
      <style:paragraph-properties fo:margin-left="0cm" fo:margin-right="0.212cm" fo:margin-top="0cm" fo:margin-bottom="0cm" style:contextual-spacing="false" style:line-height-at-least="0.529cm" fo:text-indent="0cm" style:auto-text-indent="false" style:writing-mode="lr-tb"/>
    </style:style>
    <style:style style:name="P19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 style:writing-mode="lr-tb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0" style:family="paragraph" style:parent-style-name="Standard">
      <style:paragraph-properties fo:margin-left="0cm" fo:margin-right="0cm" fo:margin-top="0cm" fo:margin-bottom="0.318cm" style:contextual-spacing="false" style:line-height-at-least="0.635cm" fo:orphans="2" fo:widows="2" fo:text-indent="0cm" style:auto-text-indent="false" style:writing-mode="lr-tb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 style:writing-mode="lr-tb"/>
      <style:text-properties fo:font-variant="normal" fo:text-transform="none" fo:color="#0a0a0a" loext:opacity="100%" style:font-name="Google Sans" fo:font-size="15pt" fo:letter-spacing="normal" fo:font-style="normal" fo:font-weight="normal"/>
    </style:style>
    <style:style style:name="P22" style:family="paragraph" style:parent-style-name="Standard">
      <style:paragraph-properties fo:margin-left="0cm" fo:margin-right="0cm" fo:margin-top="0cm" fo:margin-bottom="0.635cm" style:contextual-spacing="false" style:line-height-at-least="0.741cm" fo:orphans="2" fo:widows="2" fo:text-indent="0cm" style:auto-text-indent="false" style:writing-mode="lr-tb"/>
      <style:text-properties fo:font-variant="normal" fo:text-transform="none" fo:color="#0a0a0a" loext:opacity="100%" style:font-name="Google Sans" fo:font-size="15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.476cm" style:contextual-spacing="false" fo:orphans="2" fo:widows="2" fo:text-indent="0cm" style:auto-text-indent="false" style:writing-mode="lr-tb"/>
    </style:style>
    <style:style style:name="P24" style:family="paragraph" style:parent-style-name="Preformatted_20_Text" style:list-style-name="L11">
      <style:paragraph-properties fo:margin-left="0cm" fo:margin-right="0cm" fo:margin-top="0cm" fo:margin-bottom="0.635cm" style:contextual-spacing="false" style:line-height-at-least="0.582cm" fo:orphans="2" fo:widows="2" fo:text-indent="0cm" style:auto-text-indent="false" fo:padding="0cm" fo:border="none" style:writing-mode="lr-tb"/>
    </style:style>
    <style:style style:name="P25" style:family="paragraph" style:parent-style-name="Standard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  <style:text-properties fo:font-variant="normal" fo:text-transform="none" fo:color="#0a0a0a" loext:opacity="100%" style:font-name="Google Sans" fo:font-size="12pt" fo:letter-spacing="normal" fo:font-style="normal" fo:font-weight="normal" fo:background-color="#f0f2f5" loext:padding="0cm" loext:border="none"/>
    </style:style>
    <style:style style:name="P26" style:family="paragraph" style:parent-style-name="Standard">
      <style:paragraph-properties fo:margin-left="0cm" fo:margin-right="0cm" fo:margin-top="0cm" fo:margin-bottom="0.318cm" style:contextual-spacing="false" style:line-height-at-least="0.635cm" fo:orphans="2" fo:widows="2" fo:text-indent="0cm" style:auto-text-indent="false" style:writing-mode="lr-tb"/>
      <style:text-properties style:font-name="Google Sans" fo:background-color="#f0f2f5" loext:padding="0cm" loext:border="none"/>
    </style:style>
    <style:style style:name="P27" style:family="paragraph" style:parent-style-name="Standard">
      <style:paragraph-properties fo:margin-left="0cm" fo:margin-right="0cm" fo:margin-top="0cm" fo:margin-bottom="0.318cm" style:contextual-spacing="false" style:line-height-at-least="0.635cm" fo:text-indent="0cm" style:auto-text-indent="false" style:writing-mode="lr-tb"/>
      <style:text-properties fo:color="#0a0a0a" loext:opacity="100%" style:font-name="Google Sans" fo:font-size="12pt" fo:letter-spacing="normal" fo:font-weight="normal"/>
    </style:style>
    <style:style style:name="P28" style:family="paragraph" style:parent-style-name="Standard">
      <style:paragraph-properties fo:margin-left="0cm" fo:margin-right="0cm" fo:margin-top="0cm" fo:margin-bottom="0.635cm" style:contextual-spacing="false" style:line-height-at-least="0.741cm" fo:text-indent="0cm" style:auto-text-indent="false" style:writing-mode="lr-tb"/>
      <style:text-properties fo:color="#0a0a0a" loext:opacity="100%" style:font-name="Google Sans" fo:font-size="15pt" fo:letter-spacing="normal" fo:font-weight="bold"/>
    </style:style>
    <style:style style:name="P29" style:family="paragraph" style:parent-style-name="Standard">
      <style:paragraph-properties fo:margin-left="0cm" fo:margin-right="0cm" fo:margin-top="0cm" fo:margin-bottom="0.318cm" style:contextual-spacing="false" style:line-height-at-least="0.635cm" fo:text-indent="0cm" style:auto-text-indent="false" style:writing-mode="lr-tb"/>
    </style:style>
    <style:style style:name="P30" style:family="paragraph" style:parent-style-name="Standard">
      <style:paragraph-properties fo:margin-left="0cm" fo:margin-right="0cm" fo:margin-top="0cm" fo:margin-bottom="0.318cm" style:contextual-spacing="false" style:line-height-at-least="0.582cm" fo:text-indent="0cm" style:auto-text-indent="false" style:writing-mode="lr-tb"/>
    </style:style>
    <style:style style:name="P31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2" style:family="paragraph" style:parent-style-name="Text_20_body" style:list-style-name="L3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3" style:family="paragraph" style:parent-style-name="Text_20_body" style:list-style-name="L4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4" style:family="paragraph" style:parent-style-name="Text_20_body" style:list-style-name="L5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5" style:family="paragraph" style:parent-style-name="Text_20_body" style:list-style-name="L6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6" style:family="paragraph" style:parent-style-name="Text_20_body" style:list-style-name="L7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7" style:family="paragraph" style:parent-style-name="Text_20_body" style:list-style-name="L8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8" style:family="paragraph" style:parent-style-name="Text_20_body" style:list-style-name="L9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39" style:family="paragraph" style:parent-style-name="Text_20_body" style:list-style-name="L11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P40" style:family="paragraph" style:parent-style-name="Text_20_body" style:list-style-name="L12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P41" style:family="paragraph" style:parent-style-name="Text_20_body" style:list-style-name="L14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P42" style:family="paragraph" style:parent-style-name="Text_20_body">
      <style:paragraph-properties fo:margin-left="0cm" fo:margin-right="0cm" fo:margin-top="0cm" fo:margin-bottom="0.318cm" style:contextual-spacing="false" style:line-height-at-least="0.582cm" fo:orphans="2" fo:widows="2" fo:text-indent="0cm" style:auto-text-indent="false" style:writing-mode="lr-tb"/>
    </style:style>
    <style:style style:name="P43" style:family="paragraph" style:parent-style-name="Text_20_body" style:list-style-name="L16">
      <style:paragraph-properties fo:margin-left="0cm" fo:margin-right="0cm" fo:margin-top="0cm" fo:margin-bottom="0.318cm" style:contextual-spacing="false" style:line-height-at-least="0.582cm" fo:orphans="2" fo:widows="2" fo:text-indent="0cm" style:auto-text-indent="false" fo:padding="0cm" fo:border="none" style:writing-mode="lr-tb"/>
    </style:style>
    <style:style style:name="P44" style:family="paragraph" style:parent-style-name="Text_20_body" style:list-style-name="L15">
      <style:paragraph-properties fo:margin-left="0cm" fo:margin-right="0cm" fo:margin-top="0cm" fo:margin-bottom="0.318cm" style:contextual-spacing="false" style:line-height-at-least="0.582cm" fo:text-indent="0cm" style:auto-text-indent="false" fo:padding="0cm" fo:border="none" style:writing-mode="lr-tb"/>
    </style:style>
    <style:style style:name="P45" style:family="paragraph" style:parent-style-name="Text_20_body">
      <style:paragraph-properties fo:margin-left="0cm" fo:margin-right="0cm" fo:margin-top="0cm" fo:margin-bottom="0.318cm" style:contextual-spacing="false" style:line-height-at-least="0.582cm" fo:text-indent="0cm" style:auto-text-indent="false" style:writing-mode="lr-tb"/>
    </style:style>
    <style:style style:name="P46" style:family="paragraph" style:parent-style-name="Text_20_body" style:list-style-name="L2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 style:writing-mode="lr-tb"/>
    </style:style>
    <style:style style:name="P47" style:family="paragraph" style:parent-style-name="Text_20_body" style:list-style-name="L4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 style:writing-mode="lr-tb"/>
    </style:style>
    <style:style style:name="P48" style:family="paragraph" style:parent-style-name="Text_20_body" style:list-style-name="L7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 style:writing-mode="lr-tb"/>
    </style:style>
    <style:style style:name="P49" style:family="paragraph" style:parent-style-name="Text_20_body" style:list-style-name="L10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 style:writing-mode="lr-tb"/>
    </style:style>
    <style:style style:name="P50" style:family="paragraph" style:parent-style-name="Text_20_body" style:list-style-name="L1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</style:style>
    <style:style style:name="P51" style:family="paragraph" style:parent-style-name="Text_20_body" style:list-style-name="L1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</style:style>
    <style:style style:name="P52" style:family="paragraph" style:parent-style-name="Text_20_body" style:list-style-name="L13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</style:style>
    <style:style style:name="P53" style:family="paragraph" style:parent-style-name="Text_20_body" style:list-style-name="L14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 style:writing-mode="lr-tb"/>
    </style:style>
    <style:style style:name="P54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 style:writing-mode="lr-tb"/>
    </style:style>
    <style:style style:name="P55" style:family="paragraph" style:parent-style-name="Text_20_body" style:list-style-name="L15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 style:writing-mode="lr-tb"/>
    </style:style>
    <style:style style:name="P56" style:family="paragraph" style:parent-style-name="Text_20_body" style:list-style-name="L5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 style:writing-mode="lr-tb"/>
      <style:text-properties fo:color="#0a0a0a" loext:opacity="100%" style:font-name="Google Sans" fo:font-size="12pt" fo:letter-spacing="normal" fo:font-weight="normal"/>
    </style:style>
    <style:style style:name="P57" style:family="paragraph" style:parent-style-name="Text_20_body" style:list-style-name="L10">
      <style:paragraph-properties fo:margin-left="0cm" fo:margin-right="0cm" fo:margin-top="0cm" fo:margin-bottom="0.318cm" style:contextual-spacing="false" style:line-height-at-least="0.635cm" fo:text-indent="0cm" style:auto-text-indent="false" fo:padding="0cm" fo:border="none" style:writing-mode="lr-tb"/>
      <style:text-properties fo:color="#0a0a0a" loext:opacity="100%" style:font-name="Google Sans" fo:font-size="12pt" fo:letter-spacing="normal" fo:font-weight="normal"/>
    </style:style>
    <style:style style:name="P58" style:family="paragraph" style:parent-style-name="Text_20_body">
      <style:paragraph-properties fo:margin-left="0cm" fo:margin-right="0cm" fo:margin-top="0cm" fo:margin-bottom="0.635cm" style:contextual-spacing="false" style:line-height-at-least="0.741cm" fo:text-indent="0cm" style:auto-text-indent="false" style:writing-mode="lr-tb"/>
      <style:text-properties fo:color="#0a0a0a" loext:opacity="100%" style:font-name="Google Sans" fo:font-size="15pt" fo:letter-spacing="normal" fo:font-weight="bold"/>
    </style:style>
    <style:style style:name="P59" style:family="paragraph" style:parent-style-name="Text_20_body" style:list-style-name="L11">
      <style:paragraph-properties fo:margin-left="0cm" fo:margin-right="0cm" fo:margin-top="0cm" fo:margin-bottom="0.635cm" style:contextual-spacing="false" style:line-height-at-least="0.688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Google Sans" fo:font-size="15pt" fo:letter-spacing="normal" fo:font-style="normal" fo:font-weight="bold" fo:background-color="#f0f2f5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P60" style:family="paragraph" style:parent-style-name="Text_20_body">
      <style:paragraph-properties fo:margin-left="0cm" fo:margin-right="0cm" fo:margin-top="0cm" fo:margin-bottom="0.635cm" style:contextual-spacing="false" style:line-height-at-least="0.741cm" fo:orphans="2" fo:widows="2" fo:text-indent="0cm" style:auto-text-indent="false" style:writing-mode="lr-tb"/>
      <style:text-properties fo:font-variant="normal" fo:text-transform="none" fo:color="#0a0a0a" loext:opacity="100%" style:font-name="Google Sans" fo:font-size="15pt" fo:letter-spacing="normal" fo:font-style="normal" fo:font-weight="normal"/>
    </style:style>
    <style:style style:name="P61" style:family="paragraph" style:parent-style-name="Text_20_body" style:list-style-name="L11">
      <style:paragraph-properties fo:margin-left="0cm" fo:margin-right="0cm" fo:margin-top="0.079cm" fo:margin-bottom="0.635cm" style:contextual-spacing="false" style:line-height-at-least="0.635cm" fo:orphans="2" fo:widows="2" fo:text-indent="0cm" style:auto-text-indent="false" fo:padding="0cm" fo:border="none" style:writing-mode="lr-tb"/>
      <style:text-properties fo:font-variant="normal" fo:text-transform="none" fo:color="#0a0a0a" loext:opacity="100%" style:font-name="Google Sans" fo:font-size="9pt" fo:letter-spacing="normal" fo:font-style="normal" fo:font-weight="normal" fo:background-color="#f0f2f5" loext:padding-left="0cm" loext:padding-right="0cm" loext:padding-top="0.318cm" loext:padding-bottom="0.318cm" loext:border-left="none" loext:border-right="none" loext:border-top="0.74pt solid #f0f2f5" loext:border-bottom="0.74pt solid #f0f2f5"/>
    </style:style>
    <style:style style:name="P62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 style:writing-mode="lr-tb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63" style:family="paragraph" style:parent-style-name="Text_20_body">
      <style:paragraph-properties fo:margin-left="0cm" fo:margin-right="0cm" fo:margin-top="0cm" fo:margin-bottom="0.476cm" style:contextual-spacing="false" fo:text-indent="0cm" style:auto-text-indent="false" style:writing-mode="lr-tb"/>
    </style:style>
    <style:style style:name="P6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Google Sans" fo:background-color="#f0f2f5" loext:padding="0cm" loext:border="none"/>
    </style:style>
    <style:style style:name="P65" style:family="paragraph" style:parent-style-name="Text_20_body">
      <style:paragraph-properties fo:margin-left="0cm" fo:margin-right="0.212cm" fo:margin-top="0cm" fo:margin-bottom="0cm" style:contextual-spacing="false" style:line-height-at-least="0.529cm" fo:text-indent="0cm" style:auto-text-indent="false" style:writing-mode="lr-tb"/>
    </style:style>
    <style:style style:name="P66" style:family="paragraph" style:parent-style-name="Text_20_body">
      <style:paragraph-properties fo:margin-left="0cm" fo:margin-right="0cm" fo:margin-top="0cm" fo:margin-bottom="0.476cm" style:contextual-spacing="false" fo:orphans="2" fo:widows="2" fo:text-indent="0cm" style:auto-text-indent="false" style:writing-mode="lr-tb"/>
    </style:style>
    <style:style style:name="T1" style:family="text">
      <style:text-properties fo:color="#0a0a0a" loext:opacity="100%" style:font-name="Google Sans" fo:font-size="12pt" fo:letter-spacing="normal" fo:font-weight="normal"/>
    </style:style>
    <style:style style:name="T2" style:family="text">
      <style:text-properties fo:color="#0a0a0a" loext:opacity="100%" style:font-name="Google Sans" fo:font-size="12pt" fo:letter-spacing="normal" fo:font-weight="bold"/>
    </style:style>
    <style:style style:name="T3" style:family="text">
      <style:text-properties fo:color="#0a0a0a" loext:opacity="100%" style:font-name="Google Sans" fo:font-size="10.5pt" fo:letter-spacing="normal" fo:font-weight="normal" fo:background-color="#f0f2f5" loext:char-shading-value="0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4" style:family="text">
      <style:text-properties fo:color="#0a0a0a" loext:opacity="100%" style:font-name="Google Sans" fo:font-size="10.5pt" fo:letter-spacing="normal" fo:font-weight="bold" fo:background-color="#f0f2f5" loext:char-shading-value="0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5" style:family="text">
      <style:text-properties fo:color="#1a0dab" loext:opacity="100%" style:font-name="Google Sans" fo:font-size="12pt" fo:letter-spacing="normal" style:text-underline-style="solid" style:text-underline-width="auto" style:text-underline-color="font-color" fo:font-weight="bold"/>
    </style:style>
    <style:style style:name="T6" style:family="text">
      <style:text-properties fo:color="#1a0dab" loext:opacity="100%" style:font-name="Google Sans" fo:font-size="12pt" fo:letter-spacing="normal" style:text-underline-style="solid" style:text-underline-width="auto" style:text-underline-color="font-color" fo:font-weight="normal"/>
    </style:style>
    <style:style style:name="T7" style:family="text">
      <style:text-properties fo:color="#56595e" loext:opacity="100%" style:font-name="Google Sans" fo:font-size="10.5pt" fo:font-weight="bold"/>
    </style:style>
    <style:style style:name="T8" style:family="text">
      <style:text-properties fo:color="#56595e" loext:opacity="100%" style:font-name="Google Sans" fo:font-size="10.5pt" style:text-underline-style="solid" style:text-underline-width="auto" style:text-underline-color="font-color" fo:font-weight="bold"/>
    </style:style>
    <style:style style:name="T9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10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11" style:family="text">
      <style:text-properties fo:font-variant="normal" fo:text-transform="none" fo:color="#0a0a0a" loext:opacity="100%" style:font-name="Google Sans" fo:font-size="12pt" fo:letter-spacing="normal" fo:font-style="normal" fo:font-weight="normal" fo:background-color="#ffff00" loext:char-shading-value="0"/>
    </style:style>
    <style:style style:name="T12" style:family="text">
      <style:text-properties fo:font-variant="normal" fo:text-transform="none" fo:color="#0a0a0a" loext:opacity="100%" style:font-name="Google Sans" fo:font-size="12pt" fo:letter-spacing="normal" fo:font-style="normal" fo:font-weight="normal" fo:background-color="#ffff00" loext:char-shading-value="0"/>
    </style:style>
    <style:style style:name="T13" style:family="text">
      <style:text-properties fo:font-variant="normal" fo:text-transform="none" fo:color="#0a0a0a" loext:opacity="100%" style:font-name="Google Sans" fo:font-size="12pt" fo:letter-spacing="normal" fo:font-style="italic" fo:font-weight="normal"/>
    </style:style>
    <style:style style:name="T14" style:family="text">
      <style:text-properties fo:font-variant="normal" fo:text-transform="none" fo:color="#0a0a0a" loext:opacity="100%" style:font-name="Google Sans" fo:font-size="10.5pt" fo:letter-spacing="normal" fo:font-style="normal" fo:font-weight="normal" fo:background-color="#f0f2f5" loext:char-shading-value="0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15" style:family="text">
      <style:text-properties fo:font-variant="normal" fo:text-transform="none" fo:color="#0a0a0a" loext:opacity="100%" style:font-name="Google Sans" fo:font-size="10.5pt" fo:letter-spacing="normal" fo:font-style="normal" fo:font-weight="normal" fo:background-color="#f0f2f5" loext:char-shading-value="0" loext:padding-left="0cm" loext:padding-right="0cm" loext:padding-top="0.318cm" loext:padding-bottom="0.049cm" loext:border-left="none" loext:border-right="none" loext:border-top="0.74pt solid #f0f2f5" loext:border-bottom="0.74pt solid #f0f2f5"/>
    </style:style>
    <style:style style:name="T16" style:family="text">
      <style:text-properties fo:font-variant="normal" fo:text-transform="none" fo:color="#0a0a0a" loext:opacity="100%" style:font-name="Google Sans" fo:font-size="10.5pt" fo:letter-spacing="normal" fo:font-style="normal" fo:font-weight="normal" fo:background-color="#ffff00" loext:char-shading-value="0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17" style:family="text">
      <style:text-properties fo:font-variant="normal" fo:text-transform="none" fo:color="#0a0a0a" loext:opacity="100%" style:font-name="Google Sans" fo:font-size="10.5pt" fo:letter-spacing="normal" fo:font-style="normal" fo:font-weight="normal" fo:background-color="#ffff00" loext:char-shading-value="0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18" style:family="text">
      <style:text-properties fo:font-variant="normal" fo:text-transform="none" fo:color="#0a0a0a" loext:opacity="100%" style:font-name="Google Sans" fo:font-size="10.5pt" fo:letter-spacing="normal" fo:font-style="normal" fo:font-weight="bold" fo:background-color="#f0f2f5" loext:char-shading-value="0" loext:padding-left="0cm" loext:padding-right="0cm" loext:padding-top="0.053cm" loext:padding-bottom="0.053cm" loext:border-left="none" loext:border-right="none" loext:border-top="0.74pt solid #f0f2f5" loext:border-bottom="0.74pt solid #f0f2f5"/>
    </style:style>
    <style:style style:name="T19" style:family="text">
      <style:text-properties fo:font-variant="normal" fo:text-transform="none" fo:color="#0a0a0a" loext:opacity="100%" style:font-name="Google Sans" fo:font-size="15pt" fo:letter-spacing="normal" fo:font-style="normal" fo:font-weight="normal"/>
    </style:style>
    <style:style style:name="T20" style:family="text">
      <style:text-properties fo:font-variant="normal" fo:text-transform="none" fo:color="#0a0a0a" loext:opacity="100%" fo:font-size="12pt" fo:letter-spacing="normal" fo:font-style="normal" fo:font-weight="normal"/>
    </style:style>
    <style:style style:name="T21" style:family="text">
      <style:text-properties style:font-name="Google Sans" fo:font-size="9pt" fo:letter-spacing="normal" fo:font-weight="normal"/>
    </style:style>
    <style:style style:name="T22" style:family="text">
      <style:text-properties fo:font-size="10.5pt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nfigurar </text:span><text:span text:style-name="Strong_20_Emphasis"><text:span text:style-name="T2">Git</text:span></text:span><text:span text:style-name="T1"> para que funcione con </text:span><text:a xlink:type="simple" xlink:href="https://github.com/" office:target-frame-name="_blank" xlink:show="new" text:style-name="Internet_20_link" text:visited-style-name="Visited_20_Internet_20_Link"><text:span text:style-name="Strong_20_Emphasis"><text:span text:style-name="T5">GitHub</text:span></text:span></text:a><text:span text:style-name="T1"> requiere unos pocos pasos esenciales desde la terminal (o Git Bash en Windows). </text:span></text:p>
      <text:p text:style-name="P5"><text:span text:style-name="T1"/></text:p>
      <text:section text:style-name="Sect1" text:name="aim-chrome-initial-inline-async-container">
        <text:p text:style-name="P11">1. Identificación de Usuario</text:p>
        <text:p text:style-name="P13">Lo primero es configurar tu nombre y el correo electrónico asociado a tu cuenta de GitHub. Estos datos aparecerán en cada cambio (commit) que realices. </text:p>
        <text:list text:style-name="L1">
          <text:list-item>
            <text:p text:style-name="P31"><text:span text:style-name="Strong_20_Emphasis"><text:span text:style-name="T2">Nombre de usuario:</text:span></text:span><text:span text:style-name="T1"><text:line-break/></text:span><text:span text:style-name="Source_20_Text"><text:span text:style-name="T3">git config --global user.name "Tu Nombre o Usuario"</text:span></text:span></text:p>
          </text:list-item>
          <text:list-item>
            <text:p text:style-name="P31"><text:span text:style-name="Strong_20_Emphasis"><text:span text:style-name="T2">Correo electrónico:</text:span></text:span><text:span text:style-name="T1"><text:line-break/></text:span><text:span text:style-name="Source_20_Text"><text:span text:style-name="T3">git config --global user.email "tu-email@ejemplo.com"</text:span></text:span><text:span text:style-name="T1"> </text:span></text:p>
          </text:list-item>
        </text:list>
        <text:p text:style-name="P12">2. Autenticación (Conexión Segura)</text:p>
        <text:p text:style-name="P14">GitHub ya no permite usar tu contraseña directamente en la terminal por seguridad. Tienes dos opciones principales: </text:p>
        <text:list text:style-name="L2">
          <text:list-item>
            <text:p text:style-name="P46"><text:span text:style-name="Strong_20_Emphasis"><text:span text:style-name="T2">HTTPS con Personal Access Token (PAT):</text:span></text:span><text:span text:style-name="T1"> Debes </text:span><text:a xlink:type="simple" xlink:href="https://docs.github.com/en/authentication/keeping-your-account-and-data-secure/managing-your-personal-access-tokens" office:target-frame-name="_blank" xlink:show="new" text:style-name="Internet_20_link" text:visited-style-name="Visited_20_Internet_20_Link"><text:span text:style-name="T6">generar un token en GitHub</text:span></text:a><text:span text:style-name="T1"> para usarlo como "contraseña" al subir cambios.</text:span></text:p>
          </text:list-item>
          <text:list-item>
            <text:p text:style-name="P46"><text:span text:style-name="Strong_20_Emphasis"><text:span text:style-name="T2">SSH (Recomendado):</text:span></text:span><text:span text:style-name="T1"> Permite conectarte sin escribir contraseñas cada vez. Requiere generar una clave SSH en tu PC y añadirla a tu perfil de GitHub. </text:span></text:p>
          </text:list-item>
        </text:list>
        <text:p text:style-name="P12">3. Comandos Útiles de Verificación</text:p>
        <text:list text:style-name="L3">
          <text:list-item>
            <text:p text:style-name="P32"><text:span text:style-name="Strong_20_Emphasis"><text:span text:style-name="T2">Ver tu configuración:</text:span></text:span><text:span text:style-name="T1"> </text:span><text:span text:style-name="Source_20_Text"><text:span text:style-name="T3">git config --list</text:span></text:span><text:span text:style-name="T1"> muestra todos los datos guardados.</text:span></text:p>
          </text:list-item>
          <text:list-item>
            <text:p text:style-name="P32"><text:span text:style-name="Strong_20_Emphasis"><text:span text:style-name="T2">Cambiar rama por defecto a "main":</text:span></text:span><text:span text:style-name="T1"> </text:span><text:span text:style-name="Source_20_Text"><text:span text:style-name="T3">git config --global init.defaultBranch main</text:span></text:span><text:span text:style-name="T1"> (estándar actual de GitHub). </text:span></text:p>
          </text:list-item>
        </text:list>
        <text:p text:style-name="P12">4. Alternativa Visual</text:p>
        <text:p text:style-name="P14">Si prefieres no usar comandos, puedes descargar el cliente oficial GitHub Desktop, que automatiza toda la configuración de acceso al iniciar sesión. </text:p>
        <text:p text:style-name="P6"><text:span text:style-name="T1">¿Prefieres que te guíe paso a paso para </text:span><text:span text:style-name="Strong_20_Emphasis"><text:span text:style-name="T2">generar la clave SSH</text:span></text:span><text:span text:style-name="T1"> o prefieres usar el método de </text:span><text:span text:style-name="Strong_20_Emphasis"><text:span text:style-name="T2">Token (HTTPS)</text:span></text:span><text:span text:style-name="T1">?</text:span></text:p>
        <text:p text:style-name="P16"><text:span text:style-name="T22"/></text:p>
        <text:p text:style-name="P16"><text:span text:style-name="T22"/></text:p>
        <text:p text:style-name="P16"><text:soft-page-break/><text:span text:style-name="T22"/></text:p>
      </text:section>
      <text:p text:style-name="P9">Vamos paso a paso, Ya tengo una cuenta en GitHub y tengo varios proyectos pero nunca he usado Git, siempre he subido los archivos manualmente. Ahora quisiera clonar un proyecto "https://github.com/thawkins/gcodekit5" en mi usuario "https://github.com/feveal" para que quede "https://github.com/feveal/gcodekit5"</text:p>
      <text:p text:style-name="P13">Para llevar un proyecto de otra persona a tu cuenta y luego trabajarlo en tu PC, el proceso correcto en </text:p>
      <text:p text:style-name="P5"><text:a xlink:type="simple" xlink:href="https://github.com/" office:target-frame-name="_blank" xlink:show="new" text:style-name="Internet_20_link" text:visited-style-name="Visited_20_Internet_20_Link"><text:span text:style-name="T6">GitHub</text:span></text:a><text:span text:style-name="T1"> se llama </text:span><text:span text:style-name="Strong_20_Emphasis"><text:span text:style-name="T2">"Fork"</text:span></text:span><text:span text:style-name="T1"> (Bifurcar).</text:span></text:p>
      <text:p text:style-name="P13">Aquí tienes el paso a paso detallado:</text:p>
      <text:p text:style-name="P11">1. Hacer el "Fork" en la web de GitHub </text:p>
      <text:p text:style-name="P5"><text:span text:style-name="T1">Esto crea una copia exacta del repositorio original en </text:span><text:span text:style-name="Strong_20_Emphasis"><text:span text:style-name="T2">tu propia cuenta</text:span></text:span><text:span text:style-name="T1"> de GitHub. </text:span></text:p>
      <text:list text:style-name="L4">
        <text:list-item>
          <text:p text:style-name="P33"><text:span text:style-name="T1">Ve al enlace del proyecto original: </text:span><text:span text:style-name="Source_20_Text"><text:span text:style-name="T3">https://github.com/thawkins/gcodekit5</text:span></text:span><text:span text:style-name="T1">.</text:span></text:p>
        </text:list-item>
        <text:list-item>
          <text:p text:style-name="P47"><text:span text:style-name="T1">En la esquina superior derecha, haz clic en el botón </text:span><text:span text:style-name="Strong_20_Emphasis"><text:span text:style-name="T2">"Fork"</text:span></text:span><text:span text:style-name="T1">.</text:span></text:p>
        </text:list-item>
        <text:list-item>
          <text:p text:style-name="P33"><text:span text:style-name="T1">GitHub te preguntará dónde quieres copiarlo. Selecciona tu usuario (</text:span><text:span text:style-name="Source_20_Text"><text:span text:style-name="T3">feveal</text:span></text:span><text:span text:style-name="T1">).</text:span></text:p>
        </text:list-item>
        <text:list-item>
          <text:p text:style-name="P33"><text:span text:style-name="T1">Haz clic en </text:span><text:span text:style-name="Strong_20_Emphasis"><text:span text:style-name="T2">"Create fork"</text:span></text:span><text:span text:style-name="T1">. Ahora el proyecto aparecerá en tu perfil como </text:span><text:span text:style-name="Source_20_Text"><text:span text:style-name="T3">https://github.com/feveal/gcodekit5</text:span></text:span><text:span text:style-name="T1">. </text:span></text:p>
        </text:list-item>
      </text:list>
      <text:p text:style-name="P12">2. Clonar el proyecto a tu PC</text:p>
      <text:p text:style-name="P14">Ahora que el proyecto es "tuyo" en la web, vamos a descargarlo a tu computadora para poder editarlo con Git.</text:p>
      <text:list text:style-name="L5">
        <text:list-item>
          <text:p text:style-name="P34"><text:span text:style-name="T1">En </text:span><text:span text:style-name="Strong_20_Emphasis"><text:span text:style-name="T2">tu</text:span></text:span><text:span text:style-name="T1"> nuevo repositorio (</text:span><text:span text:style-name="Source_20_Text"><text:span text:style-name="T3">feveal/gcodekit5</text:span></text:span><text:span text:style-name="T1">), haz clic en el botón verde </text:span><text:span text:style-name="Strong_20_Emphasis"><text:span text:style-name="T2">"Code"</text:span></text:span><text:span text:style-name="T1"> y copia la URL que termina en </text:span><text:span text:style-name="Source_20_Text"><text:span text:style-name="T3">.git</text:span></text:span><text:span text:style-name="T1">.</text:span></text:p>
        </text:list-item>
        <text:list-item>
          <text:p text:style-name="P56">Abre tu terminal (Git Bash, CMD o la terminal de VS Code) y navega hasta la carpeta donde quieras guardar el proyecto.</text:p>
        </text:list-item>
        <text:list-item>
          <text:p text:style-name="P34"><text:span text:style-name="T1">Escribe el comando:<text:line-break/></text:span><text:span text:style-name="Source_20_Text"><text:span text:style-name="T3">git clone https://github.com</text:span></text:span></text:p>
        </text:list-item>
        <text:list-item>
          <text:p text:style-name="P34"><text:span text:style-name="T1">Entra en la carpeta descargada:<text:line-break/></text:span><text:span text:style-name="Source_20_Text"><text:span text:style-name="T3">cd gcodekit5</text:span></text:span><text:span text:style-name="T1"> </text:span></text:p>
        </text:list-item>
      </text:list>
      <text:p text:style-name="P12">3. Sincronizar cambios (Opcional pero recomendado)</text:p>
      <text:p text:style-name="P14"><text:soft-page-break/>Como este proyecto no es originalmente tuyo, es bueno conectar tu copia local con el autor original para recibir actualizaciones en el futuro. </text:p>
      <text:list text:style-name="L6">
        <text:list-item>
          <text:p text:style-name="P35"><text:span text:style-name="T1">Ejecuta:<text:line-break/></text:span><text:span text:style-name="Source_20_Text"><text:span text:style-name="T3">git remote add upstream https://github.com</text:span></text:span><text:span text:style-name="T1"> </text:span></text:p>
        </text:list-item>
      </text:list>
      <text:p text:style-name="P12">4. ¿Cómo subir tus cambios ahora?</text:p>
      <text:p text:style-name="P14">A diferencia de subir archivos manualmente, ahora el flujo será:</text:p>
      <text:list text:style-name="L7">
        <text:list-item>
          <text:p text:style-name="P48"><text:span text:style-name="Strong_20_Emphasis"><text:span text:style-name="T2">Modificar</text:span></text:span><text:span text:style-name="T1"> tus archivos en el PC.</text:span></text:p>
        </text:list-item>
        <text:list-item>
          <text:p text:style-name="P36"><text:span text:style-name="Strong_20_Emphasis"><text:span text:style-name="T2">Preparar</text:span></text:span><text:span text:style-name="T1"> los cambios: </text:span><text:span text:style-name="Source_20_Text"><text:span text:style-name="T3">git add .</text:span></text:span></text:p>
        </text:list-item>
        <text:list-item>
          <text:p text:style-name="P36"><text:span text:style-name="Strong_20_Emphasis"><text:span text:style-name="T2">Confirmar</text:span></text:span><text:span text:style-name="T1"> los cambios: </text:span><text:span text:style-name="Source_20_Text"><text:span text:style-name="T3">git commit -m "Descripción de lo que hiciste"</text:span></text:span></text:p>
        </text:list-item>
        <text:list-item>
          <text:p text:style-name="P36"><text:span text:style-name="Strong_20_Emphasis"><text:span text:style-name="T2">Subir</text:span></text:span><text:span text:style-name="T1"> a GitHub: </text:span><text:span text:style-name="Source_20_Text"><text:span text:style-name="T3">git push origin main</text:span></text:span><text:span text:style-name="T1"> (o la rama que uses). </text:span></text:p>
        </text:list-item>
      </text:list>
      <text:p text:style-name="P6"><text:span text:style-name="T1">¿Quieres que te explique cómo realizar </text:span><text:span text:style-name="Strong_20_Emphasis"><text:span text:style-name="T2">tu primer "commit"</text:span></text:span><text:span text:style-name="T1"> con un ejemplo práctico una vez que lo tengas clonado?</text:span></text:p>
      <text:p text:style-name="P18"><text:span text:style-name="T7">Las respuestas de la IA pueden contener errores. </text:span><text:a xlink:type="simple" xlink:href="https://support.google.com/websearch?p=aimode" text:style-name="Internet_20_link" text:visited-style-name="Visited_20_Internet_20_Link"><text:span text:style-name="T8">Más información</text:span></text:a></text:p>
      <text:p text:style-name="P15"><text:span text:style-name="T21"/></text:p>
      <text:p text:style-name="P15"><text:span text:style-name="T21"/></text:p>
      <text:p text:style-name="P10">Ahora con la copia que yo tengo puedo trabajar sin interferir en la original. La idea es realizar una serie de modificaciones, probarlas y después hablar con el creador y presentarselas por si las quiere utilizar. Es que su programa está en Rust pero da algunos problemas en KDE y yo estoy trabajando en una versión que corrija esos problemas. De momento no quiero sincronizarme con él porque ya ha hecho alguna modificación que le he enviado pero no todas y su versión sigue dando problemas</text:p>
      <text:p text:style-name="P14">¡Excelente plan! Ese es el flujo de trabajo estándar en el código abierto. Al haber hecho el </text:p>
      <text:p text:style-name="P4"><text:span text:style-name="Strong_20_Emphasis"><text:span text:style-name="T2">Fork</text:span></text:span><text:span text:style-name="T1">, tienes libertad total: tu repositorio </text:span><text:span text:style-name="Source_20_Text"><text:span text:style-name="T3">feveal/gcodekit5</text:span></text:span><text:span text:style-name="T1"> es ahora tu "laboratorio" personal GitHub Docs: Fork a repo.</text:span></text:p>
      <text:p text:style-name="P6"><text:span text:style-name="T1">Como vas a corregir errores específicos de </text:span><text:span text:style-name="Strong_20_Emphasis"><text:span text:style-name="T2">KDE</text:span></text:span><text:span text:style-name="T1"> en </text:span><text:span text:style-name="Strong_20_Emphasis"><text:span text:style-name="T2">Rust</text:span></text:span><text:span text:style-name="T1">, te sugiero seguir estas buenas prácticas de Git para que luego sea más fácil presentarle tus mejoras:</text:span></text:p>
      <text:p text:style-name="P12">1. Crea una "Rama" (Branch) específica</text:p>
      <text:p text:style-name="P4"><text:span text:style-name="T1">No trabajes directamente sobre la rama </text:span><text:span text:style-name="Source_20_Text"><text:span text:style-name="T3">main</text:span></text:span><text:span text:style-name="T1">. Crea una rama dedicada exclusivamente a los arreglos de KDE. Así mantienes tu código organizado.</text:span></text:p>
      <text:list text:style-name="L8">
        <text:list-item>
          <text:p text:style-name="P37"><text:soft-page-break/><text:span text:style-name="T1">En tu terminal, dentro de la carpeta del proyecto, escribe:<text:line-break/></text:span><text:span text:style-name="Source_20_Text"><text:span text:style-name="T3">git checkout -b fix-kde-issues</text:span></text:span></text:p>
        </text:list-item>
      </text:list>
      <text:p text:style-name="P12">2. Ciclo de trabajo (Editar -&gt; Guardar -&gt; Subir)</text:p>
      <text:p text:style-name="P14">Cada vez que logres solucionar un problema en Rust, "guarda" ese avance:</text:p>
      <text:list text:style-name="L9">
        <text:list-item>
          <text:p text:style-name="P38"><text:span text:style-name="Strong_20_Emphasis"><text:span text:style-name="T2">Ver estado:</text:span></text:span><text:span text:style-name="T1"> </text:span><text:span text:style-name="Source_20_Text"><text:span text:style-name="T3">git status</text:span></text:span><text:span text:style-name="T1"> (verás qué archivos de Rust cambiaste).</text:span></text:p>
        </text:list-item>
        <text:list-item>
          <text:p text:style-name="P38"><text:span text:style-name="Strong_20_Emphasis"><text:span text:style-name="T2">Preparar:</text:span></text:span><text:span text:style-name="T1"> </text:span><text:span text:style-name="Source_20_Text"><text:span text:style-name="T3">git add .</text:span></text:span><text:span text:style-name="T1"> (o el nombre del archivo específico).</text:span></text:p>
        </text:list-item>
        <text:list-item>
          <text:p text:style-name="P38"><text:span text:style-name="Strong_20_Emphasis"><text:span text:style-name="T2">Comentar:</text:span></text:span><text:span text:style-name="T1"> </text:span><text:span text:style-name="Source_20_Text"><text:span text:style-name="T3">git commit -m "Corregido error de renderizado en KDE"</text:span></text:span><text:span text:style-name="T1"> Git Documentation: Commits.</text:span></text:p>
        </text:list-item>
        <text:list-item>
          <text:p text:style-name="P38"><text:span text:style-name="Strong_20_Emphasis"><text:span text:style-name="T2">Subir a TU GitHub:</text:span></text:span><text:span text:style-name="T1"> </text:span><text:span text:style-name="Source_20_Text"><text:span text:style-name="T3">git push origin fix-kde-issues</text:span></text:span><text:span text:style-name="T1">.</text:span></text:p>
        </text:list-item>
      </text:list>
      <text:p text:style-name="P12">3. Presentar tus cambios (Pull Request)</text:p>
      <text:p text:style-name="P4"><text:span text:style-name="T1">Cuando tu versión sea estable y quieras que </text:span><text:span text:style-name="Source_20_Text"><text:span text:style-name="T3">thawkins</text:span></text:span><text:span text:style-name="T1"> vea tus mejoras:</text:span></text:p>
      <text:list text:style-name="L10">
        <text:list-item>
          <text:p text:style-name="P57">Ve a tu repositorio en la web de GitHub.</text:p>
        </text:list-item>
        <text:list-item>
          <text:p text:style-name="P49"><text:span text:style-name="T1">Verás un botón amarillo que dice </text:span><text:span text:style-name="Strong_20_Emphasis"><text:span text:style-name="T2">"Compare &amp; pull request"</text:span></text:span><text:span text:style-name="T1">.</text:span></text:p>
        </text:list-item>
        <text:list-item>
          <text:p text:style-name="P57">Escribe un mensaje explicando por qué tus cambios benefician a los usuarios de KDE.</text:p>
        </text:list-item>
        <text:list-item>
          <text:p text:style-name="P49"><text:span text:style-name="T1">Él podrá revisar tu código, comentarlo y, si le gusta, fusionarlo (</text:span><text:span text:style-name="Strong_20_Emphasis"><text:span text:style-name="T2">Merge</text:span></text:span><text:span text:style-name="T1">) con su proyecto original.</text:span></text:p>
        </text:list-item>
      </text:list>
      <text:p text:style-name="P4"><text:span text:style-name="Strong_20_Emphasis"><text:span text:style-name="T2">Un detalle importante:</text:span></text:span><text:span text:style-name="T1"> Al ser un proyecto en </text:span><text:span text:style-name="Strong_20_Emphasis"><text:span text:style-name="T2">Rust</text:span></text:span><text:span text:style-name="T1">, asegúrate de que antes de hacer el </text:span><text:span text:style-name="Source_20_Text"><text:span text:style-name="T3">commit</text:span></text:span><text:span text:style-name="T1"> el código compile correctamente con </text:span><text:span text:style-name="Source_20_Text"><text:span text:style-name="T3">cargo build</text:span></text:span><text:span text:style-name="T1"> y pase los tests si los tiene (</text:span><text:span text:style-name="Source_20_Text"><text:span text:style-name="T3">cargo test</text:span></text:span><text:span text:style-name="T1">).</text:span></text:p>
      <text:p text:style-name="P4"><text:span text:style-name="T1">¿Te gustaría que te ayude a configurar un archivo </text:span><text:span text:style-name="Strong_20_Emphasis"><text:span text:style-name="T2">.gitignore</text:span></text:span><text:span text:style-name="T1"> para evitar que se suban las carpetas </text:span><text:span text:style-name="Source_20_Text"><text:span text:style-name="T3">/target</text:span></text:span><text:span text:style-name="T1"> de Rust a tu GitHub?</text:span></text:p>
      <text:p text:style-name="P18"><text:span text:style-name="T7">Las respuestas de la IA pueden contener errores. </text:span><text:a xlink:type="simple" xlink:href="https://support.google.com/websearch?p=aimode" text:style-name="Internet_20_link" text:visited-style-name="Visited_20_Internet_20_Link"><text:span text:style-name="T8">Más información</text:span></text:a></text:p>
      <text:section text:style-name="Sect1" text:name="shrproxy56">
        <text:p text:style-name="P17"/>
      </text:section>
      <text:p text:style-name="P10">Entonces, si tengo otra rama, me recomiendas sincronizar la principal o tal vez las posibles modificaciones que haga él me compliquen el trabajo</text:p>
      <text:p text:style-name="P19">Lo ideal es </text:p>
      <text:p text:style-name="P2"><text:span text:style-name="Strong_20_Emphasis"><text:span text:style-name="T9">mantener tu rama de trabajo aislada</text:span></text:span><text:span text:style-name="T10">, pero sí te recomiendo sincronizar tu rama principal (</text:span><text:span text:style-name="Source_20_Text"><text:span text:style-name="T14">main</text:span></text:span><text:span text:style-name="T10">) de vez en cuando.</text:span></text:p>
      <text:p text:style-name="P19"><text:soft-page-break/>Aquí te explico cómo manejarlo para que no se convierta en un caos:</text:p>
      <text:p text:style-name="P1"><text:span text:style-name="T19">1. ¿Por qué sincronizar la </text:span><text:span text:style-name="Source_20_Text"><text:span text:style-name="T14">main</text:span></text:span><text:span text:style-name="T19">?</text:span></text:p>
      <text:p text:style-name="P2"><text:span text:style-name="T10">Tener tu rama </text:span><text:span text:style-name="Source_20_Text"><text:span text:style-name="T14">main</text:span></text:span><text:span text:style-name="T10"> actualizada con la de </text:span><text:span text:style-name="Source_20_Text"><text:span text:style-name="T14">thawkins</text:span></text:span><text:span text:style-name="T10"> te permite ver qué está cambiando él sin que eso "rompa" tu código de KDE. Si él añade una función nueva que te sirve, podrás traerla a tu rama de trabajo cuando </text:span><text:span text:style-name="Strong_20_Emphasis"><text:span text:style-name="T9">tú</text:span></text:span><text:span text:style-name="T10"> quieras.</text:span></text:p>
      <text:p text:style-name="P21">2. El flujo de trabajo seguro</text:p>
      <text:p text:style-name="P19">Para no complicarte con conflictos de código, haz esto:</text:p>
      <text:list text:style-name="L11">
        <text:list-item>
          <text:p text:style-name="P39"><text:span text:style-name="Strong_20_Emphasis"><text:span text:style-name="T9">Actualiza tu </text:span></text:span><text:span text:style-name="Strong_20_Emphasis"><text:span text:style-name="Source_20_Text"><text:span text:style-name="T18">main</text:span></text:span></text:span><text:span text:style-name="Strong_20_Emphasis"><text:span text:style-name="T9"> local</text:span></text:span><text:span text:style-name="T10"> (sin tocar tu rama de KDE):</text:span></text:p>
          <text:p text:style-name="P59">bash</text:p>
          <text:p text:style-name="P24"><text:span text:style-name="Source_20_Text"><text:span text:style-name="T15">git checkout main</text:span></text:span></text:p>
          <text:p text:style-name="P24"><text:span text:style-name="Source_20_Text"><text:span text:style-name="T15">git pull upstream main</text:span></text:span></text:p>
          <text:p text:style-name="P61">Usa el código con precaución.</text:p>
        </text:list-item>
        <text:list-item>
          <text:p text:style-name="P50"><text:span text:style-name="Strong_20_Emphasis"><text:span text:style-name="T9">Sigue trabajando en tu rama KDE</text:span></text:span><text:span text:style-name="T10">:</text:span></text:p>
          <text:p text:style-name="P59">bash</text:p>
          <text:p text:style-name="P24"><text:span text:style-name="Source_20_Text"><text:span text:style-name="T15">git checkout fix-kde-issues</text:span></text:span></text:p>
          <text:p text:style-name="P61">Usa el código con precaución.</text:p>
        </text:list-item>
      </text:list>
      <text:p text:style-name="P21">3. ¿Cuándo "mezclar" (Merge) lo de él con lo tuyo?</text:p>
      <text:p text:style-name="P19">Solo si ves que él ha corregido algo crítico o ha cambiado la estructura de Rust que tú también estás tocando.</text:p>
      <text:list text:style-name="L12">
        <text:list-item>
          <text:p text:style-name="P40"><text:soft-page-break/><text:span text:style-name="Strong_20_Emphasis"><text:span text:style-name="T9">Si quieres traer sus cambios a tu rama:</text:span></text:span><text:span text:style-name="T10"><text:line-break/>Estando en </text:span><text:span text:style-name="Source_20_Text"><text:span text:style-name="T14">fix-kde-issues</text:span></text:span><text:span text:style-name="T10">, ejecutas </text:span><text:span text:style-name="Source_20_Text"><text:span text:style-name="T14">git merge main</text:span></text:span><text:span text:style-name="T10">.</text:span></text:p>
        </text:list-item>
        <text:list-item>
          <text:p text:style-name="P51"><text:span text:style-name="Strong_20_Emphasis"><text:span text:style-name="T9">Si prefieres ir por libre:</text:span></text:span><text:span text:style-name="T10"><text:line-break/>No hagas el </text:span><text:span text:style-name="Emphasis"><text:span text:style-name="T13">merge</text:span></text:span><text:span text:style-name="T10">. Sigue en tu rama hasta que tu versión para KDE sea perfecta.</text:span></text:p>
        </text:list-item>
      </text:list>
      <text:p text:style-name="P2"><text:span text:style-name="Strong_20_Emphasis"><text:span text:style-name="T9">Mi recomendación:</text:span></text:span><text:span text:style-name="T10"> Como mencionas que sus cambios actuales siguen dando problemas, </text:span><text:span text:style-name="Strong_20_Emphasis"><text:span text:style-name="T9">no mezcles su código con el tuyo todavía</text:span></text:span><text:span text:style-name="T10">. Limítate a descargar sus actualizaciones en tu rama </text:span><text:span text:style-name="Source_20_Text"><text:span text:style-name="T14">main</text:span></text:span><text:span text:style-name="T10"> para tenerlas como referencia, pero mantén tu rama </text:span><text:span text:style-name="Source_20_Text"><text:span text:style-name="T14">fix-kde-issues</text:span></text:span><text:span text:style-name="T10"> "limpia" de sus errores.</text:span></text:p>
      <text:p text:style-name="P2"><text:span text:style-name="T10">¿Ya has intentado hacer el primer </text:span><text:span text:style-name="Strong_20_Emphasis"><text:span text:style-name="Source_20_Text"><text:span text:style-name="T18">git checkout -b</text:span></text:span></text:span><text:span text:style-name="T10"> para crear tu rama de KDE?</text:span></text:p>
      <text:p text:style-name="P2"><text:span text:style-name="T10"/></text:p>
      <text:p text:style-name="P25">Lo de crear una clave ssh para que sirve</text:p>
      <text:p text:style-name="P20">La clave </text:p>
      <text:p text:style-name="P3"><text:span text:style-name="Strong_20_Emphasis"><text:span text:style-name="T9">SSH</text:span></text:span><text:span text:style-name="T10"> es tu "llave digital"  </text:span><text:span text:style-name="Strong_20_Emphasis"><text:span text:style-name="T9">usuario y contraseña</text:span></text:span><text:span text:style-name="T10"> (o el Token) cada vez que subas cambios (</text:span><text:span text:style-name="Source_20_Text"><text:span text:style-name="T14">push</text:span></text:span><text:span text:style-name="T10">).</text:span></text:p>
      <text:p text:style-name="P7"><text:span text:style-name="T10">Es el método estándar porque es más </text:span><text:span text:style-name="Strong_20_Emphasis"><text:span text:style-name="T9">seguro</text:span></text:span><text:span text:style-name="T10"> y mucho más </text:span><text:span text:style-name="Strong_20_Emphasis"><text:span text:style-name="T9">cómodo</text:span></text:span><text:span text:style-name="T10"> a largo plazo.</text:span></text:p>
      <text:p text:style-name="P22">Cómo funciona:</text:p>
      <text:list text:style-name="L13">
        <text:list-item>
          <text:p text:style-name="P52"><text:span text:style-name="Strong_20_Emphasis"><text:span text:style-name="T9">Clave Privada:</text:span></text:span><text:span text:style-name="T10"> Se queda en tu PC (no la compartas nunca).</text:span></text:p>
        </text:list-item>
        <text:list-item>
          <text:p text:style-name="P52"><text:span text:style-name="Strong_20_Emphasis"><text:span text:style-name="T9">Clave Pública:</text:span></text:span><text:span text:style-name="T10"> La subes a tu configuración de GitHub SSH Settings.</text:span></text:p>
        </text:list-item>
      </text:list>
      <text:p text:style-name="P21">Pasos rápidos para crearla:</text:p>
      <text:list text:style-name="L14">
        <text:list-item>
          <text:p text:style-name="P41"><text:span text:style-name="Strong_20_Emphasis"><text:span text:style-name="T9">Generar la llave:</text:span></text:span><text:span text:style-name="T10"> Abre la terminal y escribe:<text:line-break/></text:span><text:span text:style-name="Source_20_Text"><text:span text:style-name="T14">ssh-keygen -t ed25519 -C "tu-email@ejemplo.com"</text:span></text:span><text:span text:style-name="T10"><text:line-break/></text:span><text:span text:style-name="Emphasis"><text:span text:style-name="T13">(Pulsa Enter a todo para dejar los valores por defecto).</text:span></text:span></text:p>
        </text:list-item>
        <text:list-item>
          <text:p text:style-name="P53"><text:span text:style-name="Strong_20_Emphasis"><text:span text:style-name="T9">Copiar la llave pública:</text:span></text:span></text:p>
          <text:list>
            <text:list-item>
              <text:p text:style-name="P41"><text:span text:style-name="T10">En Windows: </text:span><text:span text:style-name="Source_20_Text"><text:span text:style-name="T14">cat ~/.ssh/id_ed25519.pub | clip</text:span></text:span></text:p>
            </text:list-item>
            <text:list-item>
              <text:p text:style-name="P41"><text:span text:style-name="T10">En Linux/Mac: </text:span><text:span text:style-name="Source_20_Text"><text:span text:style-name="T14">cat ~/.ssh/id_ed25519.pub</text:span></text:span><text:span text:style-name="T10"> (y copias el texto que sale).</text:span></text:p>
            </text:list-item>
          </text:list>
        </text:list-item>
        <text:list-item>
          <text:p text:style-name="P53"><text:span text:style-name="Strong_20_Emphasis"><text:span text:style-name="T9">Pegarla en GitHub:</text:span></text:span><text:span text:style-name="T10"> Ve a tu perfil en la web -&gt; </text:span><text:span text:style-name="Strong_20_Emphasis"><text:span text:style-name="T9">Settings</text:span></text:span><text:span text:style-name="T10"> -&gt; </text:span><text:span text:style-name="Strong_20_Emphasis"><text:span text:style-name="T9">SSH and GPG keys</text:span></text:span><text:span text:style-name="T10"> -&gt; </text:span><text:span text:style-name="Strong_20_Emphasis"><text:span text:style-name="T9">New SSH key</text:span></text:span><text:span text:style-name="T10"> y pega el contenido.</text:span></text:p>
        </text:list-item>
      </text:list>
      <text:p text:style-name="P2"><text:soft-page-break/><text:span text:style-name="Strong_20_Emphasis"><text:span text:style-name="T9">Dato clave:</text:span></text:span><text:span text:style-name="T10"> Si usas SSH, cuando clones un repositorio, debes usar la pestaña </text:span><text:span text:style-name="Strong_20_Emphasis"><text:span text:style-name="T9">SSH</text:span></text:span><text:span text:style-name="T10"> en el botón verde de GitHub (la URL empezará por </text:span><text:span text:style-name="Source_20_Text"><text:span text:style-name="T14">git@github.com:...</text:span></text:span><text:span text:style-name="T10"> en lugar de </text:span><text:span text:style-name="Source_20_Text"><text:span text:style-name="T14">https://...</text:span></text:span><text:span text:style-name="T10">).</text:span></text:p>
      <text:p text:style-name="P8"><text:span text:style-name="T10">¿Quieres que probemos a </text:span><text:span text:style-name="Strong_20_Emphasis"><text:span text:style-name="T9">vincular tu repositorio local</text:span></text:span><text:span text:style-name="T10"> usando esta clave SSH para que ya no te pida contraseñas?</text:span></text:p>
      <text:p text:style-name="P8"><text:span text:style-name="T10"/></text:p>
      <text:p text:style-name="P8"><text:span text:style-name="T10"/></text:p>
      <text:p text:style-name="P26"><text:span text:style-name="T20">Una vez creado "fix-kde-issues" como tabajo para que se guarden ahi los cambios. O hay que duplicar todo el contenido de gcodekit5</text:span></text:p>
      <text:p text:style-name="P13">¡Buena pregunta! </text:p>
      <text:p text:style-name="P5"><text:span text:style-name="Strong_20_Emphasis"><text:span text:style-name="T2">No tienes que duplicar nada.</text:span></text:span><text:span text:style-name="T1"> Esa es la "magia" de Git: una rama es solo una línea de tiempo distinta dentro de la misma carpeta.</text:span></text:p>
      <text:p text:style-name="P30"><text:span text:style-name="T1">Cuando haces </text:span><text:span text:style-name="Source_20_Text"><text:span text:style-name="T3">git checkout -b fix-kde-issues</text:span></text:span><text:span text:style-name="T1">, Git marca que a partir de ahora, cualquier cambio que guardes se anotará en esa rama. Los archivos en tu carpeta siguen siendo los mismos, pero Git empieza a "vigilar" qué haces específicamente para esa versión de KDE.</text:span></text:p>
      <text:p text:style-name="P11">Cómo trabajar en ella paso a paso:</text:p>
      <text:list text:style-name="L15">
        <text:list-item>
          <text:p text:style-name="P44"><text:span text:style-name="Strong_20_Emphasis"><text:span text:style-name="T2">Asegúrate de estar en la rama correcta:</text:span></text:span><text:span text:style-name="T1"><text:line-break/>Usa el comando </text:span><text:span text:style-name="Source_20_Text"><text:span text:style-name="T3">git branch</text:span></text:span><text:span text:style-name="T1">. Verás una lista y un asterisco </text:span><text:span text:style-name="Source_20_Text"><text:span text:style-name="T3">*</text:span></text:span><text:span text:style-name="T1"> al lado de </text:span><text:span text:style-name="Source_20_Text"><text:span text:style-name="T3">fix-kde-issues</text:span></text:span><text:span text:style-name="T1">.</text:span></text:p>
        </text:list-item>
        <text:list-item>
          <text:p text:style-name="P55"><text:span text:style-name="Strong_20_Emphasis"><text:span text:style-name="T2">Modifica el código en Rust:</text:span></text:span><text:span text:style-name="T1"><text:line-break/>Abre tus archivos, corrige los errores de KDE y guarda los archivos normalmente en tu editor.</text:span></text:p>
        </text:list-item>
        <text:list-item>
          <text:p text:style-name="P55"><text:span text:style-name="Strong_20_Emphasis"><text:span text:style-name="T2">Registra tus avances (Commit):</text:span></text:span><text:span text:style-name="T1"><text:line-break/>Cuando algo funcione, dile a Git que lo guarde en esa rama:</text:span></text:p>
          <text:list>
            <text:list-item>
              <text:p text:style-name="P44"><text:span text:style-name="Source_20_Text"><text:span text:style-name="T3">git add .</text:span></text:span><text:span text:style-name="T1"> (prepara los archivos modificados).</text:span></text:p>
            </text:list-item>
            <text:list-item>
              <text:p text:style-name="P44"><text:span text:style-name="Source_20_Text"><text:span text:style-name="T3">git commit -m "Corregido el refresco de ventana en KDE"</text:span></text:span><text:span text:style-name="T1"> (crea un punto de control en la rama).</text:span></text:p>
            </text:list-item>
          </text:list>
        </text:list-item>
        <text:list-item>
          <text:p text:style-name="P44"><text:span text:style-name="Strong_20_Emphasis"><text:span text:style-name="T2">Súbelo a GitHub:</text:span></text:span><text:span text:style-name="T1"><text:line-break/>La primera vez que subas esta rama nueva, usa:<text:line-break/></text:span><text:span text:style-name="Source_20_Text"><text:span text:style-name="T3">git push origin fix-kde-issues</text:span></text:span></text:p>
        </text:list-item>
      </text:list>
      <text:p text:style-name="P12">¿Qué pasa si quieres volver a la versión original?</text:p>
      <text:p text:style-name="P4"><text:soft-page-break/><text:span text:style-name="T1">Si quieres ver el código tal como estaba antes de tus cambios, solo tienes que escribir:<text:line-break/></text:span><text:span text:style-name="Source_20_Text"><text:span text:style-name="T3">git checkout main</text:span></text:span></text:p>
      <text:p text:style-name="P4"><text:span text:style-name="Strong_20_Emphasis"><text:span text:style-name="T2">Los archivos de tu carpeta cambiarán físicamente</text:span></text:span><text:span text:style-name="T1"> al instante para volver al estado original. Si luego haces </text:span><text:span text:style-name="Source_20_Text"><text:span text:style-name="T3">git checkout fix-kde-issues</text:span></text:span><text:span text:style-name="T1">, tus arreglos de KDE reaparecerán. Git se encarga de "quitar y poner" el código según en qué rama estés.</text:span></text:p>
      <text:p text:style-name="P4"><text:span text:style-name="T1">¿Has logrado ya crear la rama con el comando </text:span><text:span text:style-name="Strong_20_Emphasis"><text:span text:style-name="Source_20_Text"><text:span text:style-name="T4">git checkout -b fix-kde-issues</text:span></text:span></text:span><text:span text:style-name="T1">?</text:span></text:p>
      <text:p text:style-name="P18"><text:span text:style-name="T7">Las respuestas de la IA pueden contener errores. </text:span><text:a xlink:type="simple" xlink:href="https://support.google.com/websearch?p=aimode" text:style-name="Internet_20_link" text:visited-style-name="Visited_20_Internet_20_Link"><text:span text:style-name="T8">Más información</text:span></text:a></text:p>
      <text:section text:style-name="Sect1" text:name="shrproxy62">
        <text:p text:style-name="P17"/>
      </text:section>
      <text:p text:style-name="P10">Si apago el ordenador y reinicio tengo que volver a decirle algo a Git?</text:p>
      <text:p text:style-name="P19">No, </text:p>
      <text:p text:style-name="P2"><text:span text:style-name="Strong_20_Emphasis"><text:span text:style-name="T9">no tienes que decirle nada</text:span></text:span><text:span text:style-name="T10">. Una vez que has configurado tu usuario y has creado tu rama, Git guarda toda esa información en una carpeta oculta llamada </text:span><text:span text:style-name="Source_20_Text"><text:span text:style-name="T14">.git</text:span></text:span><text:span text:style-name="T10"> dentro de tu proyecto. Git Documentation: The .git Directory.</text:span></text:p>
      <text:p text:style-name="P19">Al encender el PC y abrir la terminal en esa carpeta:</text:p>
      <text:list text:style-name="L16">
        <text:list-item>
          <text:p text:style-name="P43"><text:span text:style-name="Strong_20_Emphasis"><text:span text:style-name="T9">Git recordará en qué rama estabas:</text:span></text:span><text:span text:style-name="T10"> Si te quedaste trabajando en </text:span><text:span text:style-name="Source_20_Text"><text:span text:style-name="T14">fix-kde-issues</text:span></text:span><text:span text:style-name="T10">, seguirás ahí.</text:span></text:p>
        </text:list-item>
        <text:list-item>
          <text:p text:style-name="P43"><text:span text:style-name="Strong_20_Emphasis"><text:span text:style-name="T9">Tus cambios no confirmados seguirán ahí:</text:span></text:span><text:span text:style-name="T10"> Si editaste un archivo de Rust pero no hiciste </text:span><text:span text:style-name="Source_20_Text"><text:span text:style-name="T14">commit</text:span></text:span><text:span text:style-name="T10">, el cambio seguirá en el archivo.</text:span></text:p>
        </text:list-item>
      </text:list>
      <text:p text:style-name="P21">Lo único que "vuela" al reiniciar:</text:p>
      <text:p text:style-name="P8"><text:span text:style-name="T10">Lo único que se pierde es la conexión del </text:span><text:span text:style-name="Strong_20_Emphasis"><text:span text:style-name="T9">agente SSH</text:span></text:span><text:span text:style-name="T10"> si decidiste usar una contraseña (passphrase) para tu llave. Si dejaste la contraseña en blanco al crear la clave SSH, ni siquiera eso será un problema.</text:span></text:p>
      <text:p text:style-name="P2"><text:span text:style-name="Strong_20_Emphasis"><text:span text:style-name="T9">Un pequeño truco de seguridad antes de apagar:</text:span></text:span><text:span text:style-name="T10"><text:line-break/>Siempre es buena práctica hacer un </text:span><text:span text:style-name="Source_20_Text"><text:span text:style-name="T17">git status</text:span></text:span><text:span text:style-name="T12"> </text:span><text:span text:style-name="T10">antes de terminar tu jornada. Así verás si tienes algo pendiente por guardar (</text:span><text:span text:style-name="Source_20_Text"><text:span text:style-name="T14">commit</text:span></text:span><text:span text:style-name="T10">) o subir (</text:span><text:span text:style-name="Source_20_Text"><text:span text:style-name="T14">push</text:span></text:span><text:span text:style-name="T10">).</text:span></text:p>
      <text:p text:style-name="P8"><text:span text:style-name="T10">¿Te gustaría saber cómo </text:span><text:span text:style-name="Strong_20_Emphasis"><text:span text:style-name="T9">"limpiar" o descartar cambios</text:span></text:span><text:span text:style-name="T10"> rápidamente si haces una prueba en Rust que termina por no funcionar?</text:span></text:p>
      <text:p text:style-name="P23"/>
      <text:p text:style-name="P8"><text:span text:style-name="T10"/></text:p>
      <text:p text:style-name="P23"><text:soft-page-break/></text:p>
      <text:p text:style-name="P2"><text:span text:style-name="T10"/></text:p>
      <text:p text:style-name="P2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1:37:44.068755932</meta:creation-date>
    <dc:date>2026-02-12T11:49:23.152515153</dc:date>
    <meta:editing-duration>PT6M2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9" meta:paragraph-count="128" meta:word-count="1931" meta:character-count="11267" meta:non-whitespace-character-count="9494"/>
  </office:meta>
</office:document-meta>
</file>